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impson index</text:p>
          </table:table-cell>
          <table:table-cell/>
          <table:table-cell office:value-type="string" calcext:value-type="string">
            <text:p>Number of individual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  <table:table-cell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  <table:table-cell table:number-columns-repeated="2"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</table:table-row>
        <table:table-row table:style-name="ro1">
          <table:table-cell/>
          <table:table-cell office:value-type="string" calcext:value-type="string">
            <text:p>Dais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ndhi bug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delion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sp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isp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Buttercup</text:p>
          </table:table-cell>
          <table:table-cell office:value-type="float" office:value="370" calcext:value-type="float">
            <text:p>37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PH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PH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5])" office:value-type="float" office:value="1000" calcext:value-type="float">
            <text:p>1000</text:p>
          </table:table-cell>
          <table:table-cell table:formula="of:=SUM([.D3:.D5])" office:value-type="float" office:value="1000" calcext:value-type="float">
            <text:p>1000</text:p>
          </table:table-cell>
          <table:table-cell office:value-type="string" calcext:value-type="string">
            <text:p>Grasshopper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Grasshopper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:.F6])" office:value-type="float" office:value="400" calcext:value-type="float">
            <text:p>400</text:p>
          </table:table-cell>
          <table:table-cell table:formula="of:=SUM([.G3:.G6])" office:value-type="float" office:value="360" calcext:value-type="float">
            <text:p>360</text:p>
          </table:table-cell>
          <table:table-cell/>
          <table:table-cell office:value-type="string" calcext:value-type="string">
            <text:p>Total</text:p>
          </table:table-cell>
          <table:table-cell table:formula="of:=SUM([.J3:.J6])" office:value-type="float" office:value="280" calcext:value-type="float">
            <text:p>280</text:p>
          </table:table-cell>
          <table:table-cell table:formula="of:=SUM([.K3:.K6])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Richnes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  <table:table-cell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  <table:table-cell table:number-columns-repeated="2"/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</table:table-row>
        <table:table-row table:style-name="ro1">
          <table:table-cell/>
          <table:table-cell office:value-type="string" calcext:value-type="string">
            <text:p>D_numerator</text:p>
          </table:table-cell>
          <table:table-cell table:formula="of:=[.C3]*([.C3]-1)+[.C4]*([.C4]-1)+[.C5]*([.C5]-1)" office:value-type="float" office:value="334800" calcext:value-type="float">
            <text:p>334800</text:p>
          </table:table-cell>
          <table:table-cell table:formula="of:=[.D3]*([.D3]-1)+[.D4]*([.D4]-1)+[.D5]*([.D5]-1)" office:value-type="float" office:value="885200" calcext:value-type="float">
            <text:p>885200</text:p>
          </table:table-cell>
          <table:table-cell office:value-type="string" calcext:value-type="string">
            <text:p>D_numerator</text:p>
          </table:table-cell>
          <table:table-cell table:formula="of:=[.F3]*([.F3]-1)+[.F4]*([.F4]-1)+[.F5]*([.F5]-1)+[.F6]*([.F6]-1)" office:value-type="float" office:value="45400" calcext:value-type="float">
            <text:p>45400</text:p>
          </table:table-cell>
          <table:table-cell table:formula="of:=[.G3]*([.G3]-1)+[.G4]*([.G4]-1)+[.G5]*([.G5]-1)+[.G6]*([.G6]-1)" office:value-type="float" office:value="47590" calcext:value-type="float">
            <text:p>47590</text:p>
          </table:table-cell>
          <table:table-cell/>
          <table:table-cell office:value-type="string" calcext:value-type="string">
            <text:p>D_numerator</text:p>
          </table:table-cell>
          <table:table-cell table:formula="of:=[.J4]*([.J4]-1)+[.J5]*([.J5]-1)+[.J6]*([.J6]-1)" office:value-type="float" office:value="31120" calcext:value-type="float">
            <text:p>31120</text:p>
          </table:table-cell>
          <table:table-cell table:formula="of:=[.J4]*([.J4]-1)+[.J5]*([.J5]-1)+[.J6]*([.J6]-1)" office:value-type="float" office:value="31120" calcext:value-type="float">
            <text:p>31120</text:p>
          </table:table-cell>
        </table:table-row>
        <table:table-row table:style-name="ro1">
          <table:table-cell/>
          <table:table-cell office:value-type="string" calcext:value-type="string">
            <text:p>D_denominator</text:p>
          </table:table-cell>
          <table:table-cell table:formula="of:=[.C6]*([.C6]-1)" office:value-type="float" office:value="999000" calcext:value-type="float">
            <text:p>999000</text:p>
          </table:table-cell>
          <table:table-cell table:formula="of:=[.D6]*([.D6]-1)" office:value-type="float" office:value="999000" calcext:value-type="float">
            <text:p>999000</text:p>
          </table:table-cell>
          <table:table-cell office:value-type="string" calcext:value-type="string">
            <text:p>D_denominator</text:p>
          </table:table-cell>
          <table:table-cell table:formula="of:=[.F7]*([.F7]-1)" office:value-type="float" office:value="159600" calcext:value-type="float">
            <text:p>159600</text:p>
          </table:table-cell>
          <table:table-cell table:formula="of:=[.G7]*([.G7]-1)" office:value-type="float" office:value="129240" calcext:value-type="float">
            <text:p>129240</text:p>
          </table:table-cell>
          <table:table-cell/>
          <table:table-cell office:value-type="string" calcext:value-type="string">
            <text:p>D_denominator</text:p>
          </table:table-cell>
          <table:table-cell table:formula="of:=[.J7]*([.J7]-1)" office:value-type="float" office:value="78120" calcext:value-type="float">
            <text:p>78120</text:p>
          </table:table-cell>
          <table:table-cell table:formula="of:=[.K7]*([.K7]-1)" office:value-type="float" office:value="122150" calcext:value-type="float">
            <text:p>12215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16]/[.C17]" office:value-type="float" office:value="0.335135135135135" calcext:value-type="float">
            <text:p>0.3351351351</text:p>
          </table:table-cell>
          <table:table-cell table:formula="of:=[.D16]/[.D17]" office:value-type="float" office:value="0.886086086086086" calcext:value-type="float">
            <text:p>0.8860860861</text:p>
          </table:table-cell>
          <table:table-cell office:value-type="string" calcext:value-type="string">
            <text:p>D</text:p>
          </table:table-cell>
          <table:table-cell table:formula="of:=[.F16]/[.F17]" office:value-type="float" office:value="0.284461152882206" calcext:value-type="float">
            <text:p>0.2844611529</text:p>
          </table:table-cell>
          <table:table-cell table:formula="of:=[.G16]/[.G17]" office:value-type="float" office:value="0.368229650263076" calcext:value-type="float">
            <text:p>0.3682296503</text:p>
          </table:table-cell>
          <table:table-cell/>
          <table:table-cell office:value-type="string" calcext:value-type="string">
            <text:p>D</text:p>
          </table:table-cell>
          <table:table-cell table:formula="of:=[.J16]/[.J17]" office:value-type="float" office:value="0.398361495135689" calcext:value-type="float">
            <text:p>0.3983614951</text:p>
          </table:table-cell>
          <table:table-cell table:formula="of:=[.K16]/[.K17]" office:value-type="float" office:value="0.254768726975031" calcext:value-type="float">
            <text:p>0.2547687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annon Wiener index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lative abunda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isy</text:p>
          </table:table-cell>
          <table:table-cell table:formula="of:=[.C3]/[.C6]" office:value-type="float" office:value="0.3" calcext:value-type="float">
            <text:p>0.3</text:p>
          </table:table-cell>
          <table:table-cell table:formula="of:=[.D3]/[.D6]" office:value-type="float" office:value="0.01" calcext:value-type="float">
            <text:p>0.01</text:p>
          </table:table-cell>
          <table:table-cell office:value-type="string" calcext:value-type="string">
            <text:p>Gundhi bug</text:p>
          </table:table-cell>
          <table:table-cell table:formula="of:=[.F3]/[.$F$7]" office:value-type="float" office:value="0.3" calcext:value-type="float">
            <text:p>0.3</text:p>
          </table:table-cell>
          <table:table-cell table:formula="of:=[.G3]/[.$G$7]" office:value-type="float" office:value="0.0277777777777778" calcext:value-type="float">
            <text:p>0.02777777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delion</text:p>
          </table:table-cell>
          <table:table-cell table:formula="of:=[.C4]/[.C6]" office:value-type="float" office:value="0.33" calcext:value-type="float">
            <text:p>0.33</text:p>
          </table:table-cell>
          <table:table-cell table:formula="of:=[.D4]/[.D6]" office:value-type="float" office:value="0.05" calcext:value-type="float">
            <text:p>0.05</text:p>
          </table:table-cell>
          <table:table-cell office:value-type="string" calcext:value-type="string">
            <text:p>Hispa</text:p>
          </table:table-cell>
          <table:table-cell table:formula="of:=[.F4]/[.$F$7]" office:value-type="float" office:value="0.125" calcext:value-type="float">
            <text:p>0.125</text:p>
          </table:table-cell>
          <table:table-cell table:formula="of:=[.G4]/[.$G$7]" office:value-type="float" office:value="0.222222222222222" calcext:value-type="float">
            <text:p>0.2222222222</text:p>
          </table:table-cell>
          <table:table-cell/>
          <table:table-cell office:value-type="string" calcext:value-type="string">
            <text:p>Hispa</text:p>
          </table:table-cell>
          <table:table-cell table:formula="of:=[.J4]/[.$F$7]" office:value-type="float" office:value="0.125" calcext:value-type="float">
            <text:p>0.125</text:p>
          </table:table-cell>
          <table:table-cell table:formula="of:=[.K4]/[.$G$7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Buttercup</text:p>
          </table:table-cell>
          <table:table-cell table:formula="of:=[.C5]/[.C6]" office:value-type="float" office:value="0.37" calcext:value-type="float">
            <text:p>0.37</text:p>
          </table:table-cell>
          <table:table-cell table:formula="of:=[.D5]/[.D6]" office:value-type="float" office:value="0.94" calcext:value-type="float">
            <text:p>0.94</text:p>
          </table:table-cell>
          <table:table-cell office:value-type="string" calcext:value-type="string">
            <text:p>BPH</text:p>
          </table:table-cell>
          <table:table-cell table:formula="of:=[.F5]/[.$F$7]" office:value-type="float" office:value="0.2" calcext:value-type="float">
            <text:p>0.2</text:p>
          </table:table-cell>
          <table:table-cell table:formula="of:=[.G5]/[.$G$7]" office:value-type="float" office:value="0.236111111111111" calcext:value-type="float">
            <text:p>0.2361111111</text:p>
          </table:table-cell>
          <table:table-cell/>
          <table:table-cell office:value-type="string" calcext:value-type="string">
            <text:p>BPH</text:p>
          </table:table-cell>
          <table:table-cell table:formula="of:=[.J5]/[.$F$7]" office:value-type="float" office:value="0.2" calcext:value-type="float">
            <text:p>0.2</text:p>
          </table:table-cell>
          <table:table-cell table:formula="of:=[.K5]/[.$G$7]" office:value-type="float" office:value="0.236111111111111" calcext:value-type="float">
            <text:p>0.2361111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sshopper</text:p>
          </table:table-cell>
          <table:table-cell table:formula="of:=[.F6]/[.$F$7]" office:value-type="float" office:value="0.375" calcext:value-type="float">
            <text:p>0.375</text:p>
          </table:table-cell>
          <table:table-cell table:formula="of:=[.G6]/[.$G$7]" office:value-type="float" office:value="0.513888888888889" calcext:value-type="float">
            <text:p>0.5138888889</text:p>
          </table:table-cell>
          <table:table-cell/>
          <table:table-cell office:value-type="string" calcext:value-type="string">
            <text:p>Grasshopper</text:p>
          </table:table-cell>
          <table:table-cell table:formula="of:=[.J6]/[.$F$7]" office:value-type="float" office:value="0.375" calcext:value-type="float">
            <text:p>0.375</text:p>
          </table:table-cell>
          <table:table-cell table:formula="of:=[.K6]/[.$G$7]" office:value-type="float" office:value="0.513888888888889" calcext:value-type="float">
            <text:p>0.5138888889</text:p>
          </table:table-cell>
        </table:table-row>
        <table:table-row table:style-name="ro1">
          <table:table-cell table:number-columns-repeated="2"/>
          <table:table-cell table:formula="of:=-([.C23]*LN([.C23])+[.C24]*LN([.C24])+[.C25]*LN([.C25]))" office:value-type="float" office:value="1.09492384852714" calcext:value-type="float">
            <text:p>1.0949238485</text:p>
          </table:table-cell>
          <table:table-cell table:formula="of:=-([.D23]*LN([.D23])+[.D24]*LN([.D24])+[.D25]*LN([.D25]))" office:value-type="float" office:value="0.254001195032583" calcext:value-type="float">
            <text:p>0.254001195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-([.F23]*LN([.F23])+[.F24]*LN([.F24])+[.F25]*LN([.F25])+[.F26]*LN([.F26]))" office:value-type="float" office:value="1.31082058637398" calcext:value-type="float">
            <text:p>1.3108205864</text:p>
          </table:table-cell>
          <table:table-cell table:formula="of:=-([.G23]*LN([.G23])+[.G24]*LN([.G24])+[.G25]*LN([.G25])+[.G26]*LN([.G26]))" office:value-type="float" office:value="1.11671745882511" calcext:value-type="float">
            <text:p>1.1167174588</text:p>
          </table:table-cell>
          <table:table-cell table:number-columns-repeated="2"/>
          <table:table-cell table:formula="of:=-([.J24]*LN([.J24])+[.J25]*LN([.J25])+[.J26]*LN([.J26]))" office:value-type="float" office:value="0.949628745076197" calcext:value-type="float">
            <text:p>0.9496287451</text:p>
          </table:table-cell>
          <table:table-cell table:formula="of:=-([.K24]*LN([.K24])+[.K25]*LN([.K25])+[.K26]*LN([.K26]))" office:value-type="float" office:value="1.01717526609021" calcext:value-type="float">
            <text:p>1.0171752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0/00/0000</text:date>, <text:time style:data-style-name="N2" text:time-value="18:02:26.234702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8:36:28.673124898</meta:creation-date>
    <dc:date>2019-08-11T18:07:06.085968862</dc:date>
    <meta:editing-duration>PT16M23S</meta:editing-duration>
    <meta:editing-cycles>4</meta:editing-cycles>
    <meta:generator>LibreOffice/4.2.8.2$Linux_X86_64 LibreOffice_project/420m0$Build-2</meta:generator>
    <meta:document-statistic meta:table-count="1" meta:cell-count="121" meta:object-count="0"/>
  </office:meta>
</office:document-meta>
</file>